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7.36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47ff"/>
    </style:style>
    <style:style style:name="ce5" style:family="table-cell" style:parent-style-name="Default">
      <style:text-properties style:font-name="Arial" style:font-name-asian="WenQuanYi Zen Hei" style:font-name-complex="Lohit Hindi"/>
    </style:style>
    <style:style style:name="T1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控制信号名字</text:p>
          </table:table-cell>
          <table:table-cell office:value-type="string">
            <text:p>位置和编码</text:p>
          </table:table-cell>
          <table:table-cell office:value-type="string">
            <text:p>相应意义</text:p>
          </table:table-cell>
        </table:table-row>
        <table:table-row table:style-name="ro2">
          <table:table-cell table:style-name="ce1" office:value-type="string">
            <text:p>imSelector</text:p>
          </table:table-cell>
          <table:table-cell office:value-type="string">
            <text:p>[3]</text:p>
          </table:table-cell>
          <table:table-cell office:value-type="string">
            <text:p>meaning</text:p>
          </table:table-cell>
        </table:table-row>
        <table:table-row table:style-name="ro1">
          <table:table-cell table:style-name="ce1"/>
          <table:table-cell office:value-type="float" office:value="0">
            <text:p>0</text:p>
          </table:table-cell>
          <table:table-cell office:value-type="string">
            <text:p>零扩展</text:p>
          </table:table-cell>
        </table:table-row>
        <table:table-row table:style-name="ro1">
          <table:table-cell table:style-name="ce1"/>
          <table:table-cell office:value-type="float" office:value="1">
            <text:p>1</text:p>
          </table:table-cell>
          <table:table-cell office:value-type="string">
            <text:p>符号扩展</text:p>
          </table:table-cell>
        </table:table-row>
        <table:table-row table:style-name="ro2">
          <table:table-cell table:style-name="ce1" office:value-type="string">
            <text:p>imSelector</text:p>
          </table:table-cell>
          <table:table-cell office:value-type="string">
            <text:p>[2:0]</text:p>
          </table:table-cell>
          <table:table-cell/>
        </table:table-row>
        <table:table-row table:style-name="ro3">
          <table:table-cell table:style-name="ce1"/>
          <table:table-cell office:value-type="string">
            <text:p>'000'</text:p>
          </table:table-cell>
          <table:table-cell office:value-type="string">
            <text:p>ImSelector输出等于instruction[7:0],经过相应扩展，扩展方式由[3]位置决定</text:p>
          </table:table-cell>
        </table:table-row>
        <table:table-row table:style-name="ro3">
          <table:table-cell table:style-name="ce1"/>
          <table:table-cell office:value-type="string">
            <text:p>'001'</text:p>
          </table:table-cell>
          <table:table-cell office:value-type="string">
            <text:p>ImSelector输出等于instruction[3:0],经过相应扩展，扩展方式由[3]位置决定</text:p>
          </table:table-cell>
        </table:table-row>
        <table:table-row table:style-name="ro3">
          <table:table-cell table:style-name="ce1"/>
          <table:table-cell office:value-type="string">
            <text:p>'010'</text:p>
          </table:table-cell>
          <table:table-cell office:value-type="string">
            <text:p>ImSelector输出等于instruction[4:0],经过相应扩展，扩展方式由[3]位置决定</text:p>
          </table:table-cell>
        </table:table-row>
        <table:table-row table:style-name="ro3">
          <table:table-cell table:style-name="ce1"/>
          <table:table-cell office:value-type="string">
            <text:p>'011'</text:p>
          </table:table-cell>
          <table:table-cell office:value-type="string">
            <text:p>ImSelector输出等于instruction[10:0],经过相应扩展，扩展方式由[3]位置决定</text:p>
          </table:table-cell>
        </table:table-row>
        <table:table-row table:style-name="ro3">
          <table:table-cell table:style-name="ce1"/>
          <table:table-cell office:value-type="string">
            <text:p>'100''</text:p>
          </table:table-cell>
          <table:table-cell office:value-type="string">
            <text:p>ImSelector输出等于instruction[4:2],经过相应扩展，扩展方式由[3]位置决定</text:p>
          </table:table-cell>
        </table:table-row>
        <table:table-row table:style-name="ro3">
          <table:table-cell table:style-name="ce1"/>
          <table:table-cell office:value-type="string">
            <text:p>'101'</text:p>
          </table:table-cell>
          <table:table-cell office:value-type="string">
            <text:p>ImSelector输出等于instruction[4:2],经过相应扩展，扩展方式由[3]位置决定，而且，当[4:2]全为0的时候，扩展结果为8</text:p>
          </table:table-cell>
        </table:table-row>
        <table:table-row table:style-name="ro3">
          <table:table-cell table:style-name="ce1"/>
          <table:table-cell office:value-type="string">
            <text:p>说明</text:p>
          </table:table-cell>
          <table:table-cell office:value-type="string">
            <text:p>ImSelector是用来根据不同的指令从指令bit里面选取出立即数并进行适当的扩展的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2" office:value-type="string">
            <text:p>ALUSrc1</text:p>
          </table:table-cell>
          <table:table-cell office:value-type="string">
            <text:p>'00'</text:p>
          </table:table-cell>
          <table:table-cell office:value-type="string">
            <text:p>是书上图中的正常情况，ALUInputFirst = outdata1(寄存器堆中读出的上面的数据)</text:p>
          </table:table-cell>
        </table:table-row>
        <table:table-row table:style-name="ro3">
          <table:table-cell table:style-name="ce2"/>
          <table:table-cell office:value-type="string">
            <text:p>'01'</text:p>
          </table:table-cell>
          <table:table-cell table:style-name="ce5" office:value-type="string">
            <text:p><text:span text:style-name="T1">ALUInputFirst = PC </text:span><text:span text:style-name="T1">为了处理</text:span><text:span text:style-name="T1">J</text:span><text:span text:style-name="T1">指令</text:span></text:p>
          </table:table-cell>
        </table:table-row>
        <table:table-row table:style-name="ro3">
          <table:table-cell table:style-name="ce2"/>
          <table:table-cell office:value-type="string">
            <text:p>'10'</text:p>
          </table:table-cell>
          <table:table-cell table:style-name="ce5" office:value-type="string">
            <text:p><text:span text:style-name="T1">ALUInputFirst = outdata2(</text:span><text:span text:style-name="T1">寄存器堆中读出的下面的数据</text:span><text:span text:style-name="T1">)</text:span><text:span text:style-name="T1">，为了处理一些颠倒操作数字顺序的指令</text:span></text:p>
          </table:table-cell>
        </table:table-row>
        <table:table-row table:style-name="ro3">
          <table:table-cell table:style-name="ce2"/>
          <table:table-cell office:value-type="string">
            <text:p>说明</text:p>
          </table:table-cell>
          <table:table-cell office:value-type="string">
            <text:p>这个多选器控制ALU上面的操作数的选取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3" office:value-type="string">
            <text:p>ALUSrc2</text:p>
          </table:table-cell>
          <table:table-cell office:value-type="string">
            <text:p>'00'</text:p>
          </table:table-cell>
          <table:table-cell office:value-type="string">
            <text:p>是书上图中的正常情况，ALUInputSecond = outdata2(寄存器堆中读出的下面的数据)</text:p>
          </table:table-cell>
        </table:table-row>
        <table:table-row table:style-name="ro3">
          <table:table-cell table:style-name="ce3"/>
          <table:table-cell office:value-type="string">
            <text:p>'01'</text:p>
          </table:table-cell>
          <table:table-cell office:value-type="string">
            <text:p>也是书上图中的正常情况，ALUInputSecond = extended immediate(经过imSelector适当扩展之后的立即数)</text:p>
          </table:table-cell>
        </table:table-row>
        <table:table-row table:style-name="ro3">
          <table:table-cell table:style-name="ce3"/>
          <table:table-cell office:value-type="string">
            <text:p>'10'</text:p>
          </table:table-cell>
          <table:table-cell table:style-name="ce5" office:value-type="string">
            <text:p><text:span text:style-name="T1">ALUInputSecond = outdata1(</text:span><text:span text:style-name="T1">寄存器堆中读出的下面的数据</text:span><text:span text:style-name="T1">)</text:span><text:span text:style-name="T1">，为了处理一些颠倒操作数字顺序的指令</text:span></text:p>
          </table:table-cell>
        </table:table-row>
        <table:table-row table:style-name="ro3">
          <table:table-cell table:style-name="ce3"/>
          <table:table-cell office:value-type="string">
            <text:p>说明</text:p>
          </table:table-cell>
          <table:table-cell table:style-name="ce5" office:value-type="string">
            <text:p>这个多选器控制ALU下面的操作数的选取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4" office:value-type="string">
            <text:p>regDst</text:p>
          </table:table-cell>
          <table:table-cell office:value-type="string">
            <text:p>'00'</text:p>
          </table:table-cell>
          <table:table-cell office:value-type="string">
            <text:p>从指令的[10:8] (Rx) 读出寄存器编号，作为控制写回的寄存器的编号</text:p>
          </table:table-cell>
        </table:table-row>
        <table:table-row table:style-name="ro3">
          <table:table-cell table:style-name="ce4"/>
          <table:table-cell office:value-type="string">
            <text:p>'01'</text:p>
          </table:table-cell>
          <table:table-cell office:value-type="string">
            <text:p>从指令的[7:5] (Ry) 读出寄存器编号，作为控制写回的寄存器的编号</text:p>
          </table:table-cell>
        </table:table-row>
        <table:table-row table:style-name="ro3">
          <table:table-cell table:style-name="ce4"/>
          <table:table-cell office:value-type="string">
            <text:p>'10'</text:p>
          </table:table-cell>
          <table:table-cell office:value-type="string">
            <text:p>从指令的[4:2] (Rz) 读出寄存器编号，作为控制写回的寄存器的编号</text:p>
          </table:table-cell>
        </table:table-row>
        <table:table-row table:style-name="ro1">
          <table:table-cell table:style-name="ce4"/>
          <table:table-cell office:value-type="string">
            <text:p>说明</text:p>
          </table:table-cell>
          <table:table-cell office:value-type="string">
            <text:p>和书上意义类似，只是可能的位置多了一个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ngchang </meta:initial-creator>
    <meta:creation-date>2014-11-27T17:19:02</meta:creation-date>
    <dc:date>2014-11-27T17:42:25</dc:date>
    <dc:creator>ichingchang </dc:creator>
    <meta:editing-duration>PT14M21S</meta:editing-duration>
    <meta:editing-cycles>3</meta:editing-cycles>
    <meta:generator>LibreOffice/3.5$Linux_x86 LibreOffice_project/350m1$Build-2</meta:generator>
    <meta:document-statistic meta:table-count="3" meta:cell-count="53" meta:object-count="0"/>
  </office:meta>
</office:document-meta>
</file>